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.2708in" fo:margin-left="0in" fo:margin-top="0in" fo:margin-bottom="0in" table:align="left" style:writing-mode="lr-tb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0.6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loext:graphic-properties draw:fill="solid" draw:fill-color="#cccccc"/>
      <style:paragraph-properties fo:background-color="#cccccc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ourier New" style:font-name-asian="Courier New1" style:font-name-complex="Courier New1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6" style:family="paragraph" style:parent-style-name="Heading_20_1" style:master-page-name="Standard">
      <style:paragraph-properties fo:text-align="center" style:justify-single-word="false" style:page-number="1"/>
    </style:style>
    <style:style style:name="P7" style:family="paragraph" style:parent-style-name="Standard">
      <loext:graphic-properties draw:fill="solid" draw:fill-color="#cccccc"/>
      <style:paragraph-properties fo:margin-top="0in" fo:margin-bottom="0in" style:contextual-spacing="false" fo:line-height="100%" fo:orphans="0" fo:widows="0" fo:background-color="#cccccc"/>
      <style:text-properties fo:font-size="10pt" style:font-size-asian="10pt" style:font-size-complex="10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ourier New" style:font-name-asian="Courier New1" style:font-name-complex="Courier New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3">
          <style:column style:rel-width="20979*" fo:start-indent="0in" fo:end-indent="0.25in"/>
          <style:column style:rel-width="23581*" fo:start-indent="0.25in" fo:end-indent="0.25in"/>
          <style:column style:rel-width="20975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Requis pour variante diplomania</text:h>
      <text:p text:style-name="Standard"/>
      <text:p text:style-name="P1">Pour aider à la compréhension de ce document, voici la convention utilisée pour les exemples issus de la variante standard:</text:p>
      <text:section text:style-name="Sect1" text:name="TextSection">
        <text:p text:style-name="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7">1</text:p>
            </table:table-cell>
            <table:table-cell table:style-name="Table1.A1" office:value-type="string">
              <text:p text:style-name="P7">ADR</text:p>
            </table:table-cell>
          </table:table-row>
          <table:table-row table:style-name="Table1.1">
            <table:table-cell table:style-name="Table1.A1" office:value-type="string">
              <text:p text:style-name="P7">2</text:p>
            </table:table-cell>
            <table:table-cell table:style-name="Table1.A1" office:value-type="string">
              <text:p text:style-name="P7">AEG</text:p>
            </table:table-cell>
          </table:table-row>
          <table:table-row table:style-name="Table1.1">
            <table:table-cell table:style-name="Table1.A1" office:value-type="string">
              <text:p text:style-name="P7">3</text:p>
            </table:table-cell>
            <table:table-cell table:style-name="Table1.A1" office:value-type="string">
              <text:p text:style-name="P7">alb</text:p>
            </table:table-cell>
          </table:table-row>
          <table:table-row table:style-name="Table1.1">
            <table:table-cell table:style-name="Table1.A1" office:value-type="string">
              <text:p text:style-name="P7">4</text:p>
            </table:table-cell>
            <table:table-cell table:style-name="Table1.A1" office:value-type="string">
              <text:p text:style-name="P7">ank</text:p>
            </table:table-cell>
          </table:table-row>
          <table:table-row table:style-name="Table1.1">
            <table:table-cell table:style-name="Table1.A1" office:value-type="string">
              <text:p text:style-name="P7">5</text:p>
            </table:table-cell>
            <table:table-cell table:style-name="Table1.A1" office:value-type="string">
              <text:p text:style-name="P7">APU</text:p>
            </table:table-cell>
          </table:table-row>
          <table:table-row table:style-name="Table1.1">
            <table:table-cell table:style-name="Table1.A1" office:value-type="string">
              <text:p text:style-name="P7">6</text:p>
            </table:table-cell>
            <table:table-cell table:style-name="Table1.A1" office:value-type="string">
              <text:p text:style-name="P7">ARM</text:p>
            </table:table-cell>
          </table:table-row>
          <table:table-row table:style-name="Table1.1">
            <table:table-cell table:style-name="Table1.A1" office:value-type="string">
              <text:p text:style-name="P7">7</text:p>
            </table:table-cell>
            <table:table-cell table:style-name="Table1.A1" office:value-type="string">
              <text:p text:style-name="P7">BAL</text:p>
            </table:table-cell>
          </table:table-row>
          <table:table-row table:style-name="Table1.1">
            <table:table-cell table:style-name="Table1.A1" office:value-type="string">
              <text:p text:style-name="P7">8</text:p>
            </table:table-cell>
            <table:table-cell table:style-name="Table1.A1" office:value-type="string">
              <text:p text:style-name="P7">BAR</text:p>
            </table:table-cell>
          </table:table-row>
          <table:table-row table:style-name="Table1.1">
            <table:table-cell table:style-name="Table1.A1" office:value-type="string">
              <text:p text:style-name="P7">9</text:p>
            </table:table-cell>
            <table:table-cell table:style-name="Table1.A1" office:value-type="string">
              <text:p text:style-name="P7">BEL</text:p>
            </table:table-cell>
          </table:table-row>
          <table:table-row table:style-name="Table1.1">
            <table:table-cell table:style-name="Table1.A1" office:value-type="string">
              <text:p text:style-name="P7">10</text:p>
            </table:table-cell>
            <table:table-cell table:style-name="Table1.A1" office:value-type="string">
              <text:p text:style-name="P7">BER</text:p>
            </table:table-cell>
          </table:table-row>
          <table:table-row table:style-name="Table1.1">
            <table:table-cell table:style-name="Table1.A1" office:value-type="string">
              <text:p text:style-name="P7">11</text:p>
            </table:table-cell>
            <table:table-cell table:style-name="Table1.A1" office:value-type="string">
              <text:p text:style-name="P7">BLA</text:p>
            </table:table-cell>
          </table:table-row>
          <table:table-row table:style-name="Table1.1">
            <table:table-cell table:style-name="Table1.A1" office:value-type="string">
              <text:p text:style-name="P7">12</text:p>
            </table:table-cell>
            <table:table-cell table:style-name="Table1.A1" office:value-type="string">
              <text:p text:style-name="P7">BOH</text:p>
            </table:table-cell>
          </table:table-row>
          <table:table-row table:style-name="Table1.1">
            <table:table-cell table:style-name="Table1.A1" office:value-type="string">
              <text:p text:style-name="P7">13</text:p>
            </table:table-cell>
            <table:table-cell table:style-name="Table1.A1" office:value-type="string">
              <text:p text:style-name="P7">BOT</text:p>
            </table:table-cell>
          </table:table-row>
          <table:table-row table:style-name="Table1.1">
            <table:table-cell table:style-name="Table1.A1" office:value-type="string">
              <text:p text:style-name="P7">14</text:p>
            </table:table-cell>
            <table:table-cell table:style-name="Table1.A1" office:value-type="string">
              <text:p text:style-name="P7">BRE</text:p>
            </table:table-cell>
          </table:table-row>
          <table:table-row table:style-name="Table1.1">
            <table:table-cell table:style-name="Table1.A1" office:value-type="string">
              <text:p text:style-name="P7">15</text:p>
            </table:table-cell>
            <table:table-cell table:style-name="Table1.A1" office:value-type="string">
              <text:p text:style-name="P7">BUD</text:p>
            </table:table-cell>
          </table:table-row>
          <table:table-row table:style-name="Table1.1">
            <table:table-cell table:style-name="Table1.A1" office:value-type="string">
              <text:p text:style-name="P7">16</text:p>
            </table:table-cell>
            <table:table-cell table:style-name="Table1.A1" office:value-type="string">
              <text:p text:style-name="P7">BUL</text:p>
            </table:table-cell>
          </table:table-row>
          <table:table-row table:style-name="Table1.1">
            <table:table-cell table:style-name="Table1.A1" office:value-type="string">
              <text:p text:style-name="P7">17</text:p>
            </table:table-cell>
            <table:table-cell table:style-name="Table1.A1" office:value-type="string">
              <text:p text:style-name="P7">bur</text:p>
            </table:table-cell>
          </table:table-row>
          <table:table-row table:style-name="Table1.1">
            <table:table-cell table:style-name="Table1.A1" office:value-type="string">
              <text:p text:style-name="P7">18</text:p>
            </table:table-cell>
            <table:table-cell table:style-name="Table1.A1" office:value-type="string">
              <text:p text:style-name="P7">cly</text:p>
            </table:table-cell>
          </table:table-row>
          <table:table-row table:style-name="Table1.1">
            <table:table-cell table:style-name="Table1.A1" office:value-type="string">
              <text:p text:style-name="P7">19</text:p>
            </table:table-cell>
            <table:table-cell table:style-name="Table1.A1" office:value-type="string">
              <text:p text:style-name="P7">CON</text:p>
            </table:table-cell>
          </table:table-row>
          <table:table-row table:style-name="Table1.1">
            <table:table-cell table:style-name="Table1.A1" office:value-type="string">
              <text:p text:style-name="P7">20</text:p>
            </table:table-cell>
            <table:table-cell table:style-name="Table1.A1" office:value-type="string">
              <text:p text:style-name="P7">den</text:p>
            </table:table-cell>
          </table:table-row>
          <table:table-row table:style-name="Table1.1">
            <table:table-cell table:style-name="Table1.A1" office:value-type="string">
              <text:p text:style-name="P7">21</text:p>
            </table:table-cell>
            <table:table-cell table:style-name="Table1.A1" office:value-type="string">
              <text:p text:style-name="P7">EAS</text:p>
            </table:table-cell>
          </table:table-row>
          <table:table-row table:style-name="Table1.1">
            <table:table-cell table:style-name="Table1.A1" office:value-type="string">
              <text:p text:style-name="P7">22</text:p>
            </table:table-cell>
            <table:table-cell table:style-name="Table1.A1" office:value-type="string">
              <text:p text:style-name="P7">EDI</text:p>
            </table:table-cell>
          </table:table-row>
          <table:table-row table:style-name="Table1.1">
            <table:table-cell table:style-name="Table1.A1" office:value-type="string">
              <text:p text:style-name="P7">23</text:p>
            </table:table-cell>
            <table:table-cell table:style-name="Table1.A1" office:value-type="string">
              <text:p text:style-name="P7">ENG</text:p>
            </table:table-cell>
          </table:table-row>
          <table:table-row table:style-name="Table1.1">
            <table:table-cell table:style-name="Table1.A1" office:value-type="string">
              <text:p text:style-name="P7">24</text:p>
            </table:table-cell>
            <table:table-cell table:style-name="Table1.A1" office:value-type="string">
              <text:p text:style-name="P7">FIN</text:p>
            </table:table-cell>
          </table:table-row>
          <table:table-row table:style-name="Table1.1">
            <table:table-cell table:style-name="Table1.A1" office:value-type="string">
              <text:p text:style-name="P7">25</text:p>
            </table:table-cell>
            <table:table-cell table:style-name="Table1.A1" office:value-type="string">
              <text:p text:style-name="P7">GAL</text:p>
            </table:table-cell>
          </table:table-row>
          <table:table-row table:style-name="Table1.1">
            <table:table-cell table:style-name="Table1.A1" office:value-type="string">
              <text:p text:style-name="P7">26</text:p>
            </table:table-cell>
            <table:table-cell table:style-name="Table1.A1" office:value-type="string">
              <text:p text:style-name="P7">GAS</text:p>
            </table:table-cell>
          </table:table-row>
          <table:table-row table:style-name="Table1.1">
            <table:table-cell table:style-name="Table1.A1" office:value-type="string">
              <text:p text:style-name="P7">27</text:p>
            </table:table-cell>
            <table:table-cell table:style-name="Table1.A1" office:value-type="string">
              <text:p text:style-name="P7">GOL</text:p>
            </table:table-cell>
          </table:table-row>
          <table:table-row table:style-name="Table1.1">
            <table:table-cell table:style-name="Table1.A1" office:value-type="string">
              <text:p text:style-name="P7">28</text:p>
            </table:table-cell>
            <table:table-cell table:style-name="Table1.A1" office:value-type="string">
              <text:p text:style-name="P7">GRE</text:p>
            </table:table-cell>
          </table:table-row>
          <table:table-row table:style-name="Table1.1">
            <table:table-cell table:style-name="Table1.A1" office:value-type="string">
              <text:p text:style-name="P7">29</text:p>
            </table:table-cell>
            <table:table-cell table:style-name="Table1.A1" office:value-type="string">
              <text:p text:style-name="P7">HEL</text:p>
            </table:table-cell>
          </table:table-row>
          <table:table-row table:style-name="Table1.1">
            <table:table-cell table:style-name="Table1.A1" office:value-type="string">
              <text:p text:style-name="P7">30</text:p>
            </table:table-cell>
            <table:table-cell table:style-name="Table1.A1" office:value-type="string">
              <text:p text:style-name="P7">hol</text:p>
            </table:table-cell>
          </table:table-row>
          <table:table-row table:style-name="Table1.1">
            <table:table-cell table:style-name="Table1.A1" office:value-type="string">
              <text:p text:style-name="P7">31</text:p>
            </table:table-cell>
            <table:table-cell table:style-name="Table1.A1" office:value-type="string">
              <text:p text:style-name="P7">ION</text:p>
            </table:table-cell>
          </table:table-row>
          <table:table-row table:style-name="Table1.1">
            <table:table-cell table:style-name="Table1.A1" office:value-type="string">
              <text:p text:style-name="P7">32</text:p>
            </table:table-cell>
            <table:table-cell table:style-name="Table1.A1" office:value-type="string">
              <text:p text:style-name="P7">IRI</text:p>
            </table:table-cell>
          </table:table-row>
          <table:table-row table:style-name="Table1.1">
            <table:table-cell table:style-name="Table1.A1" office:value-type="string">
              <text:p text:style-name="P7">33</text:p>
            </table:table-cell>
            <table:table-cell table:style-name="Table1.A1" office:value-type="string">
              <text:p text:style-name="P7">KIE</text:p>
            </table:table-cell>
          </table:table-row>
          <table:table-row table:style-name="Table1.1">
            <table:table-cell table:style-name="Table1.A1" office:value-type="string">
              <text:p text:style-name="P7">34</text:p>
            </table:table-cell>
            <table:table-cell table:style-name="Table1.A1" office:value-type="string">
              <text:p text:style-name="P7">lon</text:p>
            </table:table-cell>
          </table:table-row>
          <table:table-row table:style-name="Table1.1">
            <table:table-cell table:style-name="Table1.A1" office:value-type="string">
              <text:p text:style-name="P7">35</text:p>
            </table:table-cell>
            <table:table-cell table:style-name="Table1.A1" office:value-type="string">
              <text:p text:style-name="P7">lvn</text:p>
            </table:table-cell>
          </table:table-row>
          <table:table-row table:style-name="Table1.1">
            <table:table-cell table:style-name="Table1.A1" office:value-type="string">
              <text:p text:style-name="P7">36</text:p>
            </table:table-cell>
            <table:table-cell table:style-name="Table1.A1" office:value-type="string">
              <text:p text:style-name="P7">lvp</text:p>
            </table:table-cell>
          </table:table-row>
          <table:table-row table:style-name="Table1.1">
            <table:table-cell table:style-name="Table1.A1" office:value-type="string">
              <text:p text:style-name="P7">37</text:p>
            </table:table-cell>
            <table:table-cell table:style-name="Table1.A1" office:value-type="string">
              <text:p text:style-name="P7">mar</text:p>
            </table:table-cell>
          </table:table-row>
          <table:table-row table:style-name="Table1.1">
            <table:table-cell table:style-name="Table1.A1" office:value-type="string">
              <text:p text:style-name="P7">38</text:p>
            </table:table-cell>
            <table:table-cell table:style-name="Table1.A1" office:value-type="string">
              <text:p text:style-name="P7">MID</text:p>
            </table:table-cell>
          </table:table-row>
          <table:table-row table:style-name="Table1.1">
            <table:table-cell table:style-name="Table1.A1" office:value-type="string">
              <text:p text:style-name="P7">39</text:p>
            </table:table-cell>
            <table:table-cell table:style-name="Table1.A1" office:value-type="string">
              <text:p text:style-name="P7">MOS</text:p>
            </table:table-cell>
          </table:table-row>
          <table:table-row table:style-name="Table1.1">
            <table:table-cell table:style-name="Table1.A1" office:value-type="string">
              <text:p text:style-name="P7">40</text:p>
            </table:table-cell>
            <table:table-cell table:style-name="Table1.A1" office:value-type="string">
              <text:p text:style-name="P7">MUN</text:p>
            </table:table-cell>
          </table:table-row>
          <table:table-row table:style-name="Table1.1">
            <table:table-cell table:style-name="Table1.A1" office:value-type="string">
              <text:p text:style-name="P7">41</text:p>
            </table:table-cell>
            <table:table-cell table:style-name="Table1.A1" office:value-type="string">
              <text:p text:style-name="P7">naf</text:p>
            </table:table-cell>
          </table:table-row>
          <table:table-row table:style-name="Table1.1">
            <table:table-cell table:style-name="Table1.A1" office:value-type="string">
              <text:p text:style-name="P7">42</text:p>
            </table:table-cell>
            <table:table-cell table:style-name="Table1.A1" office:value-type="string">
              <text:p text:style-name="P7">NAP</text:p>
            </table:table-cell>
          </table:table-row>
          <table:table-row table:style-name="Table1.1">
            <table:table-cell table:style-name="Table1.A1" office:value-type="string">
              <text:p text:style-name="P7">43</text:p>
            </table:table-cell>
            <table:table-cell table:style-name="Table1.A1" office:value-type="string">
              <text:p text:style-name="P7">NAT</text:p>
            </table:table-cell>
          </table:table-row>
          <table:table-row table:style-name="Table1.1">
            <table:table-cell table:style-name="Table1.A1" office:value-type="string">
              <text:p text:style-name="P7">44</text:p>
            </table:table-cell>
            <table:table-cell table:style-name="Table1.A1" office:value-type="string">
              <text:p text:style-name="P7">NRG</text:p>
            </table:table-cell>
          </table:table-row>
          <table:table-row table:style-name="Table1.1">
            <table:table-cell table:style-name="Table1.A1" office:value-type="string">
              <text:p text:style-name="P7">45</text:p>
            </table:table-cell>
            <table:table-cell table:style-name="Table1.A1" office:value-type="string">
              <text:p text:style-name="P7">NTH</text:p>
            </table:table-cell>
          </table:table-row>
          <table:table-row table:style-name="Table1.1">
            <table:table-cell table:style-name="Table1.A1" office:value-type="string">
              <text:p text:style-name="P7">46</text:p>
            </table:table-cell>
            <table:table-cell table:style-name="Table1.A1" office:value-type="string">
              <text:p text:style-name="P7">nwy</text:p>
            </table:table-cell>
          </table:table-row>
          <table:table-row table:style-name="Table1.1">
            <table:table-cell table:style-name="Table1.A1" office:value-type="string">
              <text:p text:style-name="P7">47</text:p>
            </table:table-cell>
            <table:table-cell table:style-name="Table1.A1" office:value-type="string">
              <text:p text:style-name="P7">PAR</text:p>
            </table:table-cell>
          </table:table-row>
          <table:table-row table:style-name="Table1.1">
            <table:table-cell table:style-name="Table1.A1" office:value-type="string">
              <text:p text:style-name="P7">48</text:p>
            </table:table-cell>
            <table:table-cell table:style-name="Table1.A1" office:value-type="string">
              <text:p text:style-name="P7">PIC</text:p>
            </table:table-cell>
          </table:table-row>
          <table:table-row table:style-name="Table1.1">
            <table:table-cell table:style-name="Table1.A1" office:value-type="string">
              <text:p text:style-name="P7">49</text:p>
            </table:table-cell>
            <table:table-cell table:style-name="Table1.A1" office:value-type="string">
              <text:p text:style-name="P7">PIE</text:p>
            </table:table-cell>
          </table:table-row>
          <table:table-row table:style-name="Table1.1">
            <table:table-cell table:style-name="Table1.A1" office:value-type="string">
              <text:p text:style-name="P7">50</text:p>
            </table:table-cell>
            <table:table-cell table:style-name="Table1.A1" office:value-type="string">
              <text:p text:style-name="P7">POR</text:p>
            </table:table-cell>
          </table:table-row>
          <table:table-row table:style-name="Table1.1">
            <table:table-cell table:style-name="Table1.A1" office:value-type="string">
              <text:p text:style-name="P7">51</text:p>
            </table:table-cell>
            <table:table-cell table:style-name="Table1.A1" office:value-type="string">
              <text:p text:style-name="P7">PRU</text:p>
            </table:table-cell>
          </table:table-row>
          <table:table-row table:style-name="Table1.1">
            <table:table-cell table:style-name="Table1.A1" office:value-type="string">
              <text:p text:style-name="P7">52</text:p>
            </table:table-cell>
            <table:table-cell table:style-name="Table1.A1" office:value-type="string">
              <text:p text:style-name="P7">ROM</text:p>
            </table:table-cell>
          </table:table-row>
          <table:table-row table:style-name="Table1.1">
            <table:table-cell table:style-name="Table1.A1" office:value-type="string">
              <text:p text:style-name="P7">53</text:p>
            </table:table-cell>
            <table:table-cell table:style-name="Table1.A1" office:value-type="string">
              <text:p text:style-name="P7">ruh</text:p>
            </table:table-cell>
          </table:table-row>
          <table:table-row table:style-name="Table1.1">
            <table:table-cell table:style-name="Table1.A1" office:value-type="string">
              <text:p text:style-name="P7">54</text:p>
            </table:table-cell>
            <table:table-cell table:style-name="Table1.A1" office:value-type="string">
              <text:p text:style-name="P7">rum</text:p>
            </table:table-cell>
          </table:table-row>
          <table:table-row table:style-name="Table1.1">
            <table:table-cell table:style-name="Table1.A1" office:value-type="string">
              <text:p text:style-name="P7">55</text:p>
            </table:table-cell>
            <table:table-cell table:style-name="Table1.A1" office:value-type="string">
              <text:p text:style-name="P7">SER</text:p>
            </table:table-cell>
          </table:table-row>
          <table:table-row table:style-name="Table1.1">
            <table:table-cell table:style-name="Table1.A1" office:value-type="string">
              <text:p text:style-name="P7">56</text:p>
            </table:table-cell>
            <table:table-cell table:style-name="Table1.A1" office:value-type="string">
              <text:p text:style-name="P7">sev</text:p>
            </table:table-cell>
          </table:table-row>
          <table:table-row table:style-name="Table1.1">
            <table:table-cell table:style-name="Table1.A1" office:value-type="string">
              <text:p text:style-name="P7">57</text:p>
            </table:table-cell>
            <table:table-cell table:style-name="Table1.A1" office:value-type="string">
              <text:p text:style-name="P7">SIL</text:p>
            </table:table-cell>
          </table:table-row>
          <table:table-row table:style-name="Table1.1">
            <table:table-cell table:style-name="Table1.A1" office:value-type="string">
              <text:p text:style-name="P7">58</text:p>
            </table:table-cell>
            <table:table-cell table:style-name="Table1.A1" office:value-type="string">
              <text:p text:style-name="P7">SKA</text:p>
            </table:table-cell>
          </table:table-row>
          <table:table-row table:style-name="Table1.1">
            <table:table-cell table:style-name="Table1.A1" office:value-type="string">
              <text:p text:style-name="P7">59</text:p>
            </table:table-cell>
            <table:table-cell table:style-name="Table1.A1" office:value-type="string">
              <text:p text:style-name="P7">SMY</text:p>
            </table:table-cell>
          </table:table-row>
          <table:table-row table:style-name="Table1.1">
            <table:table-cell table:style-name="Table1.A1" office:value-type="string">
              <text:p text:style-name="P7">60</text:p>
            </table:table-cell>
            <table:table-cell table:style-name="Table1.A1" office:value-type="string">
              <text:p text:style-name="P7">spa</text:p>
            </table:table-cell>
          </table:table-row>
          <table:table-row table:style-name="Table1.1">
            <table:table-cell table:style-name="Table1.A1" office:value-type="string">
              <text:p text:style-name="P7">61</text:p>
            </table:table-cell>
            <table:table-cell table:style-name="Table1.A1" office:value-type="string">
              <text:p text:style-name="P7">STP</text:p>
            </table:table-cell>
          </table:table-row>
          <table:table-row table:style-name="Table1.1">
            <table:table-cell table:style-name="Table1.A1" office:value-type="string">
              <text:p text:style-name="P7">62</text:p>
            </table:table-cell>
            <table:table-cell table:style-name="Table1.A1" office:value-type="string">
              <text:p text:style-name="P7">swe</text:p>
            </table:table-cell>
          </table:table-row>
          <table:table-row table:style-name="Table1.1">
            <table:table-cell table:style-name="Table1.A1" office:value-type="string">
              <text:p text:style-name="P7">63</text:p>
            </table:table-cell>
            <table:table-cell table:style-name="Table1.A1" office:value-type="string">
              <text:p text:style-name="P7">SYR</text:p>
            </table:table-cell>
          </table:table-row>
          <table:table-row table:style-name="Table1.1">
            <table:table-cell table:style-name="Table1.A1" office:value-type="string">
              <text:p text:style-name="P7">64</text:p>
            </table:table-cell>
            <table:table-cell table:style-name="Table1.A1" office:value-type="string">
              <text:p text:style-name="P7">TRI</text:p>
            </table:table-cell>
          </table:table-row>
          <table:table-row table:style-name="Table1.1">
            <table:table-cell table:style-name="Table1.A1" office:value-type="string">
              <text:p text:style-name="P7">65</text:p>
            </table:table-cell>
            <table:table-cell table:style-name="Table1.A1" office:value-type="string">
              <text:p text:style-name="P7">TUN</text:p>
            </table:table-cell>
          </table:table-row>
          <table:table-row table:style-name="Table1.1">
            <table:table-cell table:style-name="Table1.A1" office:value-type="string">
              <text:p text:style-name="P7">66</text:p>
            </table:table-cell>
            <table:table-cell table:style-name="Table1.A1" office:value-type="string">
              <text:p text:style-name="P7">tus</text:p>
            </table:table-cell>
          </table:table-row>
          <table:table-row table:style-name="Table1.1">
            <table:table-cell table:style-name="Table1.A1" office:value-type="string">
              <text:p text:style-name="P7">67</text:p>
            </table:table-cell>
            <table:table-cell table:style-name="Table1.A1" office:value-type="string">
              <text:p text:style-name="P7">TYN</text:p>
            </table:table-cell>
          </table:table-row>
          <table:table-row table:style-name="Table1.1">
            <table:table-cell table:style-name="Table1.A1" office:value-type="string">
              <text:p text:style-name="P7">68</text:p>
            </table:table-cell>
            <table:table-cell table:style-name="Table1.A1" office:value-type="string">
              <text:p text:style-name="P7">TYR</text:p>
            </table:table-cell>
          </table:table-row>
          <table:table-row table:style-name="Table1.1">
            <table:table-cell table:style-name="Table1.A1" office:value-type="string">
              <text:p text:style-name="P7">69</text:p>
            </table:table-cell>
            <table:table-cell table:style-name="Table1.A1" office:value-type="string">
              <text:p text:style-name="P7">UKR</text:p>
            </table:table-cell>
          </table:table-row>
          <table:table-row table:style-name="Table1.1">
            <table:table-cell table:style-name="Table1.A1" office:value-type="string">
              <text:p text:style-name="P7">70</text:p>
            </table:table-cell>
            <table:table-cell table:style-name="Table1.A1" office:value-type="string">
              <text:p text:style-name="P7">VEN</text:p>
            </table:table-cell>
          </table:table-row>
          <table:table-row table:style-name="Table1.1">
            <table:table-cell table:style-name="Table1.A1" office:value-type="string">
              <text:p text:style-name="P7">71</text:p>
            </table:table-cell>
            <table:table-cell table:style-name="Table1.A1" office:value-type="string">
              <text:p text:style-name="P7">VIE</text:p>
            </table:table-cell>
          </table:table-row>
          <table:table-row table:style-name="Table1.1">
            <table:table-cell table:style-name="Table1.A1" office:value-type="string">
              <text:p text:style-name="P7">72</text:p>
            </table:table-cell>
            <table:table-cell table:style-name="Table1.A1" office:value-type="string">
              <text:p text:style-name="P7">wal</text:p>
            </table:table-cell>
          </table:table-row>
          <table:table-row table:style-name="Table1.1">
            <table:table-cell table:style-name="Table1.A1" office:value-type="string">
              <text:p text:style-name="P7">73</text:p>
            </table:table-cell>
            <table:table-cell table:style-name="Table1.A1" office:value-type="string">
              <text:p text:style-name="P7">war</text:p>
            </table:table-cell>
          </table:table-row>
          <table:table-row table:style-name="Table1.1">
            <table:table-cell table:style-name="Table1.A1" office:value-type="string">
              <text:p text:style-name="P7">74</text:p>
            </table:table-cell>
            <table:table-cell table:style-name="Table1.A1" office:value-type="string">
              <text:p text:style-name="P7">WES</text:p>
            </table:table-cell>
          </table:table-row>
          <table:table-row table:style-name="Table1.1">
            <table:table-cell table:style-name="Table1.A1" office:value-type="string">
              <text:p text:style-name="P7">75</text:p>
            </table:table-cell>
            <table:table-cell table:style-name="Table1.A1" office:value-type="string">
              <text:p text:style-name="P7">YOR</text:p>
            </table:table-cell>
          </table:table-row>
        </table:table>
        <text:p text:style-name="P1"/>
      </text:section>
      <text:section text:style-name="Sect2" text:name="Section1">
        <text:p text:style-name="Standard"><text:soft-page-break/></text:p>
        <text:h text:style-name="Heading_20_2" text:outline-level="2"><text:bookmark text:name="_heading=h.hiyp5bavhu12"/>Une variante</text:h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8">Eléments à placer sur le back end qui décrivent la variante elle même</text:p>
            </table:table-cell>
          </table:table-row>
        </table:table>
        <text:p text:style-name="Standard"/>
        <text:p text:style-name="Standard">Un fichier « &lt;nom_de_variante&gt;.json » sur le modèle ci-dessous :</text:p>
        <text:p text:style-name="P2"><text:span text:style-name="T1">// les régions avec leur type (1=côte 2=terre 3=mer) sans les zones c</text:span><text:span text:style-name="T4">ôtières</text:span></text:p>
        <text:p text:style-name="P5"><text:s text:c="3"/>"regions": [</text:p>
        <text:p text:style-name="P5"><text:s text:c="8"/>3, 3, 1, 1, 1, 1, 3, 3, 1, 1,</text:p>
        <text:p text:style-name="P5"><text:s text:c="8"/>3, 2, 3, 1, 2, 1, 2, 1, 1, 1,</text:p>
        <text:p text:style-name="P5"><text:s text:c="8"/>3, 1, 3, 1, 2, 1, 3, 1, 3, 1,</text:p>
        <text:p text:style-name="P5"><text:s text:c="8"/>3, 3, 1, 1, 1, 1, 1, 3, 2, 2,</text:p>
        <text:p text:style-name="P5"><text:s text:c="8"/>1, 1, 3, 3, 3, 1, 2, 1, 1, 1,</text:p>
        <text:p text:style-name="P5"><text:s text:c="8"/>1, 1, 2, 1, 2, 1, 2, 3, 1, 1,</text:p>
        <text:p text:style-name="P5"><text:s text:c="8"/>1, 1, 1, 1, 1, 1, 3, 2, 2, 1,</text:p>
        <text:p text:style-name="P5"><text:s text:c="8"/>2, 1, 2, 3, 1</text:p>
        <text:p text:style-name="P5"><text:s text:c="3"/>],</text:p>
        <text:p text:style-name="P14">// les centres : liste des régions qui sont un centre</text:p>
        <text:p text:style-name="P5"><text:s text:c="3"/>"centers": [</text:p>
        <text:p text:style-name="P5"><text:s text:c="7"/>4, <text:s/>9, <text:s/>10, 14, 15, 16, 19, 20, 22, 28,</text:p>
        <text:p text:style-name="P5"><text:s text:c="7"/>30, 33, 34, 36, 37, 39, 40, 42, 46, 47,</text:p>
        <text:p text:style-name="P5"><text:s text:c="7"/>50, 52, 54, 55, 56, 59, 60, 61, 62, 64,</text:p>
        <text:p text:style-name="P5"><text:s text:c="7"/>65, 70, 71, 73</text:p>
        <text:p text:style-name="P5"><text:s text:c="4"/>],</text:p>
        <text:p text:style-name="P14">// le nombre de rôles dans la variante</text:p>
        <text:p text:style-name="P5"><text:s text:c="4"/>"roles": {</text:p>
        <text:p text:style-name="P5"><text:s text:c="7"/>"number" : 7</text:p>
        <text:p text:style-name="P5"><text:s text:c="4"/>},</text:p>
        <text:p text:style-name="P2"><text:span text:style-name="T1">// les centres de départ pour chaque rôle : (attention c</text:span><text:span text:style-name="T4">’est </text:span><text:span text:style-name="T1">un numéro de centre, pas de zone)</text:span></text:p>
        <text:p text:style-name="P5"><text:s text:c="4"/>"start_centers": [</text:p>
        <text:p text:style-name="P5"><text:s text:c="6"/>[9, 14, 13],</text:p>
        <text:p text:style-name="P5"><text:s text:c="6"/>[4, 15, 20],</text:p>
        <text:p text:style-name="P5"><text:s text:c="6"/>[3, 12, 17],</text:p>
        <text:p text:style-name="P5"><text:s text:c="6"/>[18, 22, 32],</text:p>
        <text:p text:style-name="P5"><text:s text:c="6"/>[5, 30, 33],</text:p>
        <text:p text:style-name="P5"><text:s text:c="6"/>[16, 25, 28, 34],</text:p>
        <text:p text:style-name="P5"><text:s text:c="6"/>[1, 7, 26]</text:p>
        <text:p text:style-name="P5"><text:s text:c="4"/>],</text:p>
        <text:p text:style-name="P14">// le nombre de type de côte dans la variante</text:p>
        <text:p text:style-name="P5"><text:s text:c="4"/>"type_coasts": {</text:p>
        <text:p text:style-name="P5"><text:s text:c="6"/>"number" : 3</text:p>
        <text:p text:style-name="P5"><text:s text:c="4"/>},</text:p>
        <text:p text:style-name="P14">// les zones côtières : numéro de la zone terrestre, type de zone côtière</text:p>
        <text:p text:style-name="P5"><text:s text:c="4"/>"coastal_zones": [</text:p>
        <text:p text:style-name="P5"><text:s text:c="5"/>[16, 1],</text:p>
        <text:p text:style-name="P5"><text:s text:c="5"/>[16, 3],</text:p>
        <text:p text:style-name="P5"><text:s text:c="5"/>[60, 2],</text:p>
        <text:p text:style-name="P5"><text:s text:c="5"/>[60, 3],</text:p>
        <text:p text:style-name="P5"><text:s text:c="5"/>[61, 2],</text:p>
        <text:p text:style-name="P5"><text:s text:c="5"/>[61, 3]</text:p>
        <text:p text:style-name="P5"><text:soft-page-break/><text:s text:c="4"/>],</text:p>
        <text:p text:style-name="P14">// les unités de départ : par rôle : par type d’unité : liste de zone (1=armée 2=flotte)</text:p>
        <text:p text:style-name="P5"><text:s text:c="4"/>"start_units": [</text:p>
        <text:p text:style-name="P5"><text:s text:c="6"/>{"1" : [36], <text:s text:c="4"/>"2" : [ 22, 34]} ,</text:p>
        <text:p text:style-name="P5"><text:s text:c="6"/>{"1" : [37, 47], "2" : [ 14]} ,</text:p>
        <text:p text:style-name="P5"><text:s text:c="6"/>{"1" : [10, 40], "2" : [ 33]} ,</text:p>
        <text:p text:style-name="P5"><text:s text:c="6"/>{"1" : [52, 70], "2" : [ 42]} ,</text:p>
        <text:p text:style-name="P5"><text:s text:c="6"/>{"1" : [15, 71], "2" : [ 64]} ,</text:p>
        <text:p text:style-name="P5"><text:s text:c="6"/>{"1" : [39, 73], "2" : [ 56, 81]} ,</text:p>
        <text:p text:style-name="P5"><text:s text:c="6"/>{"1" : [19, 59], "2" : [ 4]}</text:p>
        <text:p text:style-name="P5"><text:s text:c="4"/>],</text:p>
        <text:p text:style-name="P14">// la valeur de l’année zéro</text:p>
        <text:p text:style-name="P5"><text:s text:c="4"/>"year_zero" : 1900,</text:p>
        <text:p text:style-name="P14">// les voisinages (par armée puis par flotte) zone -&gt; liste de zones</text:p>
        <text:p text:style-name="P5"><text:s text:c="4"/>"neighbouring": [</text:p>
        <text:p text:style-name="P11"><text:s text:c="8"/>{</text:p>
        <text:p text:style-name="P11"><text:s text:c="12"/>"3": [</text:p>
        <text:p text:style-name="P11"><text:s text:c="16"/>28,</text:p>
        <text:p text:style-name="P11"><text:s text:c="16"/>55,</text:p>
        <text:p text:style-name="P11"><text:s text:c="16"/>64</text:p>
        <text:p text:style-name="P11"><text:s text:c="12"/>],</text:p>
        <text:p text:style-name="P11"><text:s text:c="12"/>"4": [</text:p>
        <text:p text:style-name="P11"><text:s text:c="16"/>6,</text:p>
        <text:p text:style-name="P11"><text:s text:c="16"/>19,</text:p>
        <text:p text:style-name="P11"><text:s text:c="16"/>59</text:p>
        <text:p text:style-name="P11"><text:s text:c="12"/>],</text:p>
        <text:p text:style-name="P11"><text:s text:c="12"/>"5": [</text:p>
        <text:p text:style-name="P11"><text:s text:c="16"/>42,</text:p>
        <text:p text:style-name="P11"><text:s text:c="16"/>52,</text:p>
        <text:p text:style-name="P11"><text:s text:c="16"/>70</text:p>
        <text:p text:style-name="P11"><text:bookmark-start text:name="__DdeLink__1852_2562993185"/><text:s text:c="12"/><text:bookmark-end text:name="__DdeLink__1852_2562993185"/>],</text:p>
        <text:p text:style-name="P12"><text:bookmark-start text:name="__DdeLink__1854_2562993185"/>// <text:s text:c="11"/>(etc. pour les adjacences par armée non reproduites ici)</text:p>
        <text:p text:style-name="P12"><text:bookmark-end text:name="__DdeLink__1854_2562993185"/><text:s text:c="8"/>},</text:p>
        <text:p text:style-name="P12"><text:s text:c="8"/>{</text:p>
        <text:p text:style-name="P12"><text:s text:c="12"/>"1": [</text:p>
        <text:p text:style-name="P12"><text:s text:c="16"/>3,</text:p>
        <text:p text:style-name="P12"><text:s text:c="16"/>5,</text:p>
        <text:p text:style-name="P12"><text:s text:c="16"/>31,</text:p>
        <text:p text:style-name="P12"><text:s text:c="16"/>64,</text:p>
        <text:p text:style-name="P12"><text:s text:c="16"/>70</text:p>
        <text:p text:style-name="P12"><text:s text:c="12"/>],</text:p>
        <text:p text:style-name="P12"><text:s text:c="12"/>"2": [</text:p>
        <text:p text:style-name="P12"><text:s text:c="16"/>77,</text:p>
        <text:p text:style-name="P12"><text:s text:c="16"/>19,</text:p>
        <text:p text:style-name="P12"><text:s text:c="16"/>28,</text:p>
        <text:p text:style-name="P12"><text:s text:c="16"/>31,</text:p>
        <text:p text:style-name="P12"><text:s text:c="16"/>21,</text:p>
        <text:p text:style-name="P12"><text:s text:c="16"/>59</text:p>
        <text:p text:style-name="P12"><text:s text:c="12"/>],</text:p>
        <text:p text:style-name="P12"><text:s text:c="12"/>"3": [</text:p>
        <text:p text:style-name="P12"><text:s text:c="16"/>1,</text:p>
        <text:p text:style-name="P12"><text:s text:c="16"/>28,</text:p>
        <text:p text:style-name="P12"><text:s text:c="16"/>31,</text:p>
        <text:p text:style-name="P12"><text:s text:c="16"/>64</text:p>
        <text:p text:style-name="P12"><text:soft-page-break/><text:s text:c="12"/>],</text:p>
        <text:p text:style-name="P12">// <text:s text:c="11"/>(etc. pour les adjacences par flotte<text:bookmark-start text:name="__DdeLink__1856_2562993185"/> non reproduites ici<text:bookmark-end text:name="__DdeLink__1856_2562993185"/>)</text:p>
        <text:p text:style-name="P12">// Une armée va de 3 à 28 c’est à dire de Albanie à Grèce</text:p>
        <text:p text:style-name="P12">// Une flotte va de 1 à 3 c’est à dire de Adriatique à Albanie</text:p>
        <text:p text:style-name="P12">// Le non respect de la symétrie est toléré mais fera l’objet de vérifications (il a plus de chances d’être le fruit d’une erreur que voulu mais en théorie il est possible)</text:p>
        <text:p text:style-name="P15">// les éloignements (par rôle : par type d’unité : zone -&gt; valeur)</text:p>
        <text:p text:style-name="P2"><text:span text:style-name="T3"><text:s text:c="4"/>"</text:span><text:span text:style-name="T5">distancing</text:span><text:span text:style-name="T3">": [</text:span></text:p>
        <text:p text:style-name="P3"><text:s text:c="8"/>[</text:p>
        <text:p text:style-name="P3"><text:s text:c="12"/>{</text:p>
        <text:p text:style-name="P3"><text:s text:c="16"/>"34": 0,</text:p>
        <text:p text:style-name="P3"><text:s text:c="16"/>"41": 3,</text:p>
        <text:p text:style-name="P3"><text:s text:c="16"/>"81": 3,</text:p>
        <text:p text:style-name="P3"><text:s text:c="16"/>"63": 7,</text:p>
        <text:p text:style-name="P3"><text:s text:c="16"/>"65": 4,</text:p>
        <text:p text:style-name="P3"><text:s text:c="16"/>"43": 1,</text:p>
        <text:p text:style-name="P3"><text:s text:c="16"/>"32": 1,</text:p>
        <text:p text:style-name="P3"/>
        <text:p text:style-name="P4"/>
        <text:p text:style-name="P4">Explications : un éloignement sert à réaliser les suppressions par défaut. C’est la plus petite distance entre une zone et le centre de départ du pays. </text:p>
        <text:p text:style-name="P2"><text:span text:style-name="T6">Important : </text:span><text:span text:style-name="T2">Cette partie peut être ignorée auquel cas un script se chargera de la calculer.</text:span></text:p>
        <text:p text:style-name="P5"/>
        <text:h text:style-name="Heading_20_2" text:outline-level="2">Une interface de variante</text:h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9">Éléments à placer sur le front end qui décrivent la manière dont la variante est affichée et décrite. Par exemple pour la variante standard on a typiquement l’interface Hasbro (en américain) et l’interface Diplomania (en français).</text:p>
              <text:p text:style-name="P9">Dans la pratique diplomania propose également une interface daltoniens qui change de diplomania uniquement par les couleurs.</text:p>
            </table:table-cell>
          </table:table-row>
        </table:table>
        <text:p text:style-name="Standard"/>
        <text:p text:style-name="Standard">Un fichier de fond de carte nommé « map.png » sans aucune légende</text:p>
        <text:p text:style-name="Standard">Les rôles étant numérotés de 0 (arbitre) à n (pour une variante à n joueurs), donc, dans un répertoire nommé « roles » une image png de taille 40 x 25 pixel pour chaque rôle, nommée « 0.png », « 1.png » etc…</text:p>
        <text:p text:style-name="Standard">Un fichier README contenant une petite phrase décrivant l’interface pour la variante</text:p>
        <text:p text:style-name="Standard">Un fichier « parameters.json » sur le modèle ci-dessous :</text:p>
        <text:p text:style-name="P5">{</text:p>
        <text:p text:style-name="P14">// dimensions du fond de carte (le fichier map.png)</text:p>
        <text:p text:style-name="P5"><text:s text:c="4"/>"map": {</text:p>
        <text:p text:style-name="P5"><text:s text:c="8"/>"width": 812,</text:p>
        <text:p text:style-name="P5"><text:s text:c="8"/>"height": 718</text:p>
        <text:p text:style-name="P5"><text:s text:c="4"/>},</text:p>
        <text:p text:style-name="P14">// nom des régions (pas de raison de changer)</text:p>
        <text:p text:style-name="P5"><text:soft-page-break/><text:s text:c="4"/>"regions": {</text:p>
        <text:p text:style-name="P5"><text:s text:c="8"/>"1": {</text:p>
        <text:p text:style-name="P5"><text:s text:c="12"/>"name": "Cote"</text:p>
        <text:p text:style-name="P5"><text:s text:c="8"/>},</text:p>
        <text:p text:style-name="P5"><text:s text:c="8"/>"2": {</text:p>
        <text:p text:style-name="P5"><text:s text:c="12"/>"name": "Terre"</text:p>
        <text:p text:style-name="P5"><text:s text:c="8"/>},</text:p>
        <text:p text:style-name="P5"><text:s text:c="8"/>"3": {</text:p>
        <text:p text:style-name="P5"><text:s text:c="12"/>"name": "Mer"</text:p>
        <text:p text:style-name="P5"><text:s text:c="8"/>}</text:p>
        <text:p text:style-name="P5"><text:s text:c="4"/>},</text:p>
        <text:p text:style-name="P14">// nom des types d’unités (pas de raison de changer)</text:p>
        <text:p text:style-name="P5"><text:s text:c="4"/>"units": {</text:p>
        <text:p text:style-name="P5"><text:s text:c="8"/>"1": {</text:p>
        <text:p text:style-name="P5"><text:s text:c="12"/>"name": "Armee"</text:p>
        <text:p text:style-name="P5"><text:s text:c="8"/>},</text:p>
        <text:p text:style-name="P5"><text:s text:c="8"/>"2": {</text:p>
        <text:p text:style-name="P5"><text:s text:c="12"/>"name": "Flotte"</text:p>
        <text:p text:style-name="P5"><text:s text:c="8"/>}</text:p>
        <text:p text:style-name="P5"><text:s text:c="4"/>},</text:p>
        <text:p text:style-name="P2"><text:span text:style-name="T1">// information sur les rôles en commençant par l’arbitre - la première valeur du </text:span><text:span text:style-name="T4">composant</text:span><text:span text:style-name="T1"> couleur est pour l</text:span><text:span text:style-name="T4">’unité la deuxième est pour le fond de carte</text:span></text:p>
        <text:p text:style-name="P5"><text:s text:c="4"/>"roles": {</text:p>
        <text:p text:style-name="P5"><text:s text:c="8"/>"0": {</text:p>
        <text:p text:style-name="P5"><text:s text:c="12"/>"name": "Arbitre",</text:p>
        <text:p text:style-name="P5"><text:s text:c="12"/>"adjective_name": "Arbitre",</text:p>
        <text:p text:style-name="P5"><text:s text:c="12"/>"letter_name": "M",</text:p>
        <text:p text:style-name="P5"><text:s text:c="12"/>"red": [</text:p>
        <text:p text:style-name="P5"><text:s text:c="16"/>0,</text:p>
        <text:p text:style-name="P5"><text:s text:c="16"/>0</text:p>
        <text:p text:style-name="P5"><text:s text:c="12"/>],</text:p>
        <text:p text:style-name="P5"><text:s text:c="12"/>"green": [</text:p>
        <text:p text:style-name="P5"><text:s text:c="16"/>0,</text:p>
        <text:p text:style-name="P5"><text:s text:c="16"/>0</text:p>
        <text:p text:style-name="P5"><text:s text:c="12"/>],</text:p>
        <text:p text:style-name="P5"><text:s text:c="12"/>"blue": [</text:p>
        <text:p text:style-name="P5"><text:s text:c="16"/>0,</text:p>
        <text:p text:style-name="P5"><text:s text:c="16"/>0</text:p>
        <text:p text:style-name="P5"><text:s text:c="12"/>]</text:p>
        <text:p text:style-name="P5"><text:s text:c="8"/>},</text:p>
        <text:p text:style-name="P5"><text:s text:c="8"/>"1": {</text:p>
        <text:p text:style-name="P5"><text:s text:c="12"/>"name": "Angleterre",</text:p>
        <text:p text:style-name="P5"><text:s text:c="12"/>"adjective_name": "anglais",</text:p>
        <text:p text:style-name="P5"><text:s text:c="12"/>"letter_name": "E",</text:p>
        <text:p text:style-name="P5"><text:s text:c="12"/>"red": [</text:p>
        <text:p text:style-name="P5"><text:s text:c="16"/>47,</text:p>
        <text:p text:style-name="P5"><text:s text:c="16"/>131</text:p>
        <text:p text:style-name="P5"><text:s text:c="12"/>],</text:p>
        <text:p text:style-name="P5"><text:s text:c="12"/>"green": [</text:p>
        <text:p text:style-name="P5"><text:s text:c="16"/>138,</text:p>
        <text:p text:style-name="P5"><text:s text:c="16"/>185</text:p>
        <text:p text:style-name="P5"><text:s text:c="12"/>],</text:p>
        <text:p text:style-name="P5"><text:s text:c="12"/>"blue": [</text:p>
        <text:p text:style-name="P5"><text:s text:c="16"/>170,</text:p>
        <text:p text:style-name="P5"><text:s text:c="16"/>204</text:p>
        <text:p text:style-name="P5"><text:soft-page-break/><text:s text:c="12"/>]</text:p>
        <text:p text:style-name="P5"><text:s text:c="8"/>},</text:p>
        <text:p text:style-name="P14">// nom des types de côtes (pas de raison de changer, éventuellement ajouter « co »)</text:p>
        <text:p text:style-name="P5"><text:s text:c="4"/>"coasts": {</text:p>
        <text:p text:style-name="P5"><text:s text:c="8"/>"1": {</text:p>
        <text:p text:style-name="P5"><text:s text:c="12"/>"name": "ce"</text:p>
        <text:p text:style-name="P5"><text:s text:c="8"/>},</text:p>
        <text:p text:style-name="P5"><text:s text:c="8"/>"2": {</text:p>
        <text:p text:style-name="P5"><text:s text:c="12"/>"name": "cn"</text:p>
        <text:p text:style-name="P5"><text:s text:c="8"/>},</text:p>
        <text:p text:style-name="P5"><text:s text:c="8"/>"3": {</text:p>
        <text:p text:style-name="P5"><text:s text:c="12"/>"name": "cs"</text:p>
        <text:p text:style-name="P5"><text:s text:c="8"/>}</text:p>
        <text:p text:style-name="P5"><text:s text:c="4"/>},</text:p>
        <text:p text:style-name="P14">// information sur les zones (nom court, nom long, position unité, position légende)</text:p>
        <text:p text:style-name="P14">// une zone normale</text:p>
        <text:p text:style-name="P5"><text:s text:c="4"/>"zones": {</text:p>
        <text:p text:style-name="P5"><text:s text:c="8"/>"1": {</text:p>
        <text:p text:style-name="P5"><text:s text:c="12"/>"name": "Adr",</text:p>
        <text:p text:style-name="P5"><text:s text:c="12"/>"full_name": "Mer Adriatique",</text:p>
        <text:p text:style-name="P5"><text:s text:c="12"/>"x_pos": 466,</text:p>
        <text:p text:style-name="P5"><text:s text:c="12"/>"y_pos": 568,</text:p>
        <text:p text:style-name="P5"><text:s text:c="12"/>"x_legend_pos": 466,</text:p>
        <text:p text:style-name="P5"><text:s text:c="12"/>"y_legend_pos": 554</text:p>
        <text:p text:style-name="P5"><text:s text:c="8"/>},</text:p>
        <text:p text:style-name="P14">// une zone côtière</text:p>
        <text:p text:style-name="P5"><text:s text:c="8"/>"76": {</text:p>
        <text:p text:style-name="P5"><text:s text:c="12"/>"name": "",</text:p>
        <text:p text:style-name="P5"><text:s text:c="12"/>"full_name": "",</text:p>
        <text:p text:style-name="P5"><text:s text:c="12"/>"x_pos": 591,</text:p>
        <text:p text:style-name="P5"><text:s text:c="12"/>"y_pos": 527,</text:p>
        <text:p text:style-name="P5"><text:s text:c="12"/>"x_legend_pos": 591,</text:p>
        <text:p text:style-name="P5"><text:s text:c="12"/>"y_legend_pos": 513</text:p>
        <text:p text:style-name="P5"><text:s text:c="8"/>},</text:p>
        <text:p text:style-name="P14">// position des centres</text:p>
        <text:p text:style-name="P5"><text:s text:c="4"/>"centers": {</text:p>
        <text:p text:style-name="P5"><text:s text:c="8"/>"1": {</text:p>
        <text:p text:style-name="P5"><text:s text:c="12"/>"x_pos": 673,</text:p>
        <text:p text:style-name="P5"><text:s text:c="12"/>"y_pos": 554</text:p>
        <text:p text:style-name="P5"><text:s text:c="8"/>},</text:p>
        <text:p text:style-name="P14">// noms des saisons (pas de raison de changer)</text:p>
        <text:p text:style-name="P5"><text:s text:c="4"/>"seasons": {</text:p>
        <text:p text:style-name="P5"><text:s text:c="8"/>"1": {</text:p>
        <text:p text:style-name="P5"><text:s text:c="12"/>"name": "Printemps"</text:p>
        <text:p text:style-name="P5"><text:s text:c="8"/>},</text:p>
        <text:p text:style-name="P5"><text:s text:c="8"/>"2": {</text:p>
        <text:p text:style-name="P5"><text:s text:c="12"/>"name": "Ete"</text:p>
        <text:p text:style-name="P5"><text:s text:c="8"/>},</text:p>
        <text:p text:style-name="P5"><text:s text:c="8"/>"3": {</text:p>
        <text:p text:style-name="P5"><text:s text:c="12"/>"name": "Automne"</text:p>
        <text:p text:style-name="P5"><text:s text:c="8"/>},</text:p>
        <text:p text:style-name="P5"><text:s text:c="8"/>"4": {</text:p>
        <text:p text:style-name="P5"><text:s text:c="12"/>"name": "Hiver"</text:p>
        <text:p text:style-name="P5"><text:s text:c="8"/>},</text:p>
        <text:p text:style-name="P5"><text:soft-page-break/><text:s text:c="8"/>"5": {</text:p>
        <text:p text:style-name="P5"><text:s text:c="12"/>"name": "Ajustements"</text:p>
        <text:p text:style-name="P5"><text:s text:c="8"/>}</text:p>
        <text:p text:style-name="P5"><text:s text:c="4"/>},</text:p>
        <text:p text:style-name="P14">// noms des ordres (pas de raison de changer)</text:p>
        <text:p text:style-name="P5"><text:s text:c="4"/>"orders": {</text:p>
        <text:p text:style-name="P5"><text:s text:c="8"/>"1": {</text:p>
        <text:p text:style-name="P5"><text:s text:c="12"/>"name": "Attaquer"</text:p>
        <text:p text:style-name="P5"><text:s text:c="8"/>},</text:p>
        <text:p text:style-name="P5"><text:s text:c="8"/>"2": {</text:p>
        <text:p text:style-name="P5"><text:s text:c="12"/>"name": "Soutenir offensivement"</text:p>
        <text:p text:style-name="P5"><text:s text:c="8"/>},</text:p>
        <text:p text:style-name="P5"><text:s text:c="8"/>"3": {</text:p>
        <text:p text:style-name="P5"><text:s text:c="12"/>"name": "Soutenir defensivement"</text:p>
        <text:p text:style-name="P5"><text:s text:c="8"/>},</text:p>
        <text:p text:style-name="P5"><text:s text:c="8"/>"4": {</text:p>
        <text:p text:style-name="P5"><text:s text:c="12"/>"name": "Tenir"</text:p>
        <text:p text:style-name="P5"><text:s text:c="8"/>},</text:p>
        <text:p text:style-name="P5"><text:s text:c="8"/>"5": {</text:p>
        <text:p text:style-name="P5"><text:s text:c="12"/>"name": "Convoyer"</text:p>
        <text:p text:style-name="P5"><text:s text:c="8"/>},</text:p>
        <text:p text:style-name="P5"><text:s text:c="8"/>"6": {</text:p>
        <text:p text:style-name="P5"><text:s text:c="12"/>"name": "Retraiter"</text:p>
        <text:p text:style-name="P5"><text:s text:c="8"/>},</text:p>
        <text:p text:style-name="P5"><text:s text:c="8"/>"7": {</text:p>
        <text:p text:style-name="P5"><text:s text:c="12"/>"name": "Disperser"</text:p>
        <text:p text:style-name="P5"><text:s text:c="8"/>},</text:p>
        <text:p text:style-name="P5"><text:s text:c="8"/>"8": {</text:p>
        <text:p text:style-name="P5"><text:s text:c="12"/>"name": "Construire"</text:p>
        <text:p text:style-name="P5"><text:s text:c="8"/>},</text:p>
        <text:p text:style-name="P5"><text:s text:c="8"/>"9": {</text:p>
        <text:p text:style-name="P5"><text:s text:c="12"/>"name": "Supprimer"</text:p>
        <text:p text:style-name="P5"><text:s text:c="8"/>}</text:p>
        <text:p text:style-name="P5"><text:s text:c="4"/>},</text:p>
        <text:p text:style-name="P13">// zones cliquables – ne pas oublier les zones côtières qui peuvent être incluses dans une autre zone)</text:p>
        <text:p text:style-name="P5"><text:s text:c="4"/>"zone_areas": {</text:p>
        <text:p text:style-name="P5"><text:s text:c="8"/>"1": {</text:p>
        <text:p text:style-name="P5"><text:s text:c="12"/>"area": [</text:p>
        <text:p text:style-name="P5"><text:s text:c="16"/>[</text:p>
        <text:p text:style-name="P5"><text:s text:c="20"/>500,</text:p>
        <text:p text:style-name="P5"><text:s text:c="20"/>593</text:p>
        <text:p text:style-name="P5"><text:s text:c="16"/>],</text:p>
        <text:p text:style-name="P5"><text:s text:c="16"/>[</text:p>
        <text:p text:style-name="P5"><text:s text:c="20"/>497,</text:p>
        <text:p text:style-name="P5"><text:s text:c="20"/>592</text:p>
        <text:p text:style-name="P5"><text:s text:c="16"/>],</text:p>
        <text:p text:style-name="P5"><text:s text:c="16"/>[</text:p>
        <text:p text:style-name="P5"><text:s text:c="20"/>493,</text:p>
        <text:p text:style-name="P5"><text:s text:c="20"/>592</text:p>
        <text:p text:style-name="P5"><text:s text:c="16"/>],</text:p>
        <text:p text:style-name="P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4.2$Linux_X86_64 LibreOffice_project/40$Build-2</meta:generator>
    <dc:date>2023-03-22T19:07:30.527609749</dc:date>
    <meta:editing-duration>PT6M43S</meta:editing-duration>
    <meta:editing-cycles>1</meta:editing-cycles>
    <meta:document-statistic meta:table-count="3" meta:image-count="0" meta:object-count="0" meta:page-count="7" meta:paragraph-count="443" meta:word-count="1259" meta:character-count="8352" meta:non-whitespace-character-count="4950"/>
  </office:meta>
</office:document-meta>
</file>